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loext:graphic-properties draw:fill="solid" draw:fill-color="#ffffff"/>
      <style:paragraph-properties fo:background-color="#ffffff" fo:padding="0cm" fo:border="none" style:shadow="none"/>
      <style:text-properties officeooo:paragraph-rsid="001dff00"/>
    </style:style>
    <style:style style:name="P2" style:family="paragraph" style:parent-style-name="Standard" style:list-style-name="L1">
      <loext:graphic-properties draw:fill="solid" draw:fill-color="#ffffff"/>
      <style:paragraph-properties fo:background-color="#ffffff" fo:padding="0cm" fo:border="none" style:shadow="none"/>
      <style:text-properties officeooo:paragraph-rsid="001f533d"/>
    </style:style>
    <style:style style:name="P3" style:family="paragraph" style:parent-style-name="Standard" style:list-style-name="L1">
      <loext:graphic-properties draw:fill="solid" draw:fill-color="#ffffff"/>
      <style:paragraph-properties fo:background-color="#ffffff" fo:padding="0cm" fo:border="none" style:shadow="none"/>
      <style:text-properties fo:color="#8c8c8c" loext:opacity="100%" style:font-name="JetBrains Mono" fo:font-size="10pt" fo:font-style="italic" fo:font-weight="normal" officeooo:paragraph-rsid="001dff00" style:font-size-asian="10pt" style:font-style-asian="italic" style:font-weight-asian="normal"/>
    </style:style>
    <style:style style:name="T1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0033b3" loext:opacity="100%" style:font-name="JetBrains Mono" fo:font-size="10pt" fo:language="en" fo:country="US" fo:font-style="normal" fo:font-weight="normal" officeooo:rsid="001dff00" fo:background-color="#f5eac1" loext:char-shading-value="0" style:font-size-asian="10pt" style:font-style-asian="normal" style:font-weight-asian="normal"/>
    </style:style>
    <style:style style:name="T3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000000" loext:opacity="100%" style:font-name="JetBrains Mono" fo:font-size="10pt" fo:language="en" fo:country="US" fo:font-style="normal" fo:font-weight="normal" officeooo:rsid="001dff00" fo:background-color="#f5eac1" loext:char-shading-value="0" style:font-size-asian="10pt" style:font-style-asian="normal" style:font-weight-asian="normal"/>
    </style:style>
    <style:style style:name="T5" style:family="text">
      <style:text-properties fo:color="#000000" loext:opacity="100%" style:font-name="JetBrains Mono" fo:font-size="10pt" fo:language="en" fo:country="US" fo:font-style="normal" fo:font-weight="normal" officeooo:rsid="001f533d" fo:background-color="#f5eac1" loext:char-shading-value="0" style:font-size-asian="10pt" style:font-style-asian="normal" style:font-weight-asian="normal"/>
    </style:style>
    <style:style style:name="T6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080808" loext:opacity="100%" style:font-name="JetBrains Mono" fo:font-size="10pt" fo:font-style="italic" fo:font-weight="normal" style:font-size-asian="10pt" style:font-style-asian="italic" style:font-weight-asian="normal"/>
    </style:style>
    <style:style style:name="T8" style:family="text">
      <style:text-properties fo:color="#871094" loext:opacity="100%" style:font-name="JetBrains Mono" fo:font-size="10pt" fo:font-style="italic" fo:font-weight="normal" style:font-size-asian="10pt" style:font-style-asian="italic" style:font-weight-asian="normal"/>
    </style:style>
    <style:style style:name="T9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11" style:family="text">
      <style:text-properties fo:color="#8c8c8c" loext:opacity="100%" style:font-name="JetBrains Mono" fo:font-size="10pt" fo:language="en" fo:country="US" fo:font-style="italic" fo:font-weight="normal" officeooo:rsid="001dff00" style:font-size-asian="10pt" style:font-style-asian="italic" style:font-weight-asian="normal"/>
    </style:style>
    <style:style style:name="T12" style:family="text">
      <style:text-properties fo:color="#8c8c8c" loext:opacity="100%" style:font-name="JetBrains Mono" fo:font-size="10pt" fo:language="en" fo:country="US" fo:font-style="italic" fo:font-weight="normal" officeooo:rsid="001f533d" style:font-size-asian="10pt" style:font-style-asian="italic" style:font-weight-asian="normal"/>
    </style:style>
    <style:style style:name="T13" style:family="text">
      <style:text-properties fo:color="#8c8c8c" loext:opacity="100%" style:font-name="JetBrains Mono" fo:font-size="10pt" fo:language="en" fo:country="US" fo:font-style="italic" fo:font-weight="normal" officeooo:rsid="001dff00" fo:background-color="#f5eac1" loext:char-shading-value="0" style:font-size-asian="10pt" style:font-style-asian="italic" style:font-weight-asian="normal"/>
    </style:style>
    <style:style style:name="T14" style:family="text">
      <style:text-properties fo:language="en" fo:country="US" officeooo:rsid="001dff00"/>
    </style:style>
    <style:style style:name="T15" style:family="text">
      <style:text-properties fo:language="en" fo:country="US" officeooo:rsid="0020cce2"/>
    </style:style>
    <style:style style:name="T16" style:family="text">
      <style:text-properties fo:color="#851691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28138904" text:style-name="L1">
        <text:list-item>
          <text:p text:style-name="P1"><text:span text:style-name="T14">“</text:span><text:span text:style-name="T1">class </text:span><text:span text:style-name="T3">InputForCardNumberValidatorTest </text:span><text:span text:style-name="T6">{</text:span><text:line-break/><text:line-break/><text:span text:style-name="T6"> </text:span><text:span text:style-name="T1">private static final int </text:span><text:span text:style-name="T8">CARD_NUMBER_LENGTH </text:span><text:span text:style-name="T6">= </text:span><text:span text:style-name="T9">16</text:span><text:span text:style-name="T6">;»<text:line-break/></text:span><text:line-break/><text:span text:style-name="T6"> </text:span><text:span text:style-name="T10">how to use the variable from andrylat.dev.volha.InputForCardNumberValidator.*?<text:line-break/><text:line-break/></text:span></text:p>
        </text:list-item>
        <text:list-item>
          <text:p text:style-name="P1"><text:span text:style-name="T10">«</text:span><text:span text:style-name="T1">class </text:span><text:span text:style-name="T3">InputForCardNumberValidatorTest </text:span><text:span text:style-name="T10"><text:line-break/></text:span><text:span text:style-name="T7">assertThrows</text:span><text:span text:style-name="T6">(</text:span><text:span text:style-name="T3">CardNumberException</text:span><text:span text:style-name="T6">.</text:span><text:span text:style-name="T1">class</text:span><text:span text:style-name="T6">, () -&gt; </text:span><text:span text:style-name="T16">inputForCardNumberValidator</text:span><text:span text:style-name="T6">.validateInputForCardNumber(),</text:span><text:line-break/><text:span text:style-name="T6"> </text:span><text:span text:style-name="T17">"Your input is wrong. Card number is not specified."</text:span><text:span text:style-name="T6">);<text:line-break/><text:line-break/></text:span><text:span text:style-name="T10">how to </text:span><text:span text:style-name="T11">check messages for exceptions and why aren’t they checked.<text:line-break/></text:span></text:p>
        </text:list-item>
        <text:list-item>
          <text:p text:style-name="P1"><text:span text:style-name="T13">«</text:span><text:span text:style-name="T2">class </text:span><text:span text:style-name="T4">InputForCardNumberValidatorTest </text:span><text:span text:style-name="T13"><text:line-break/></text:span><text:span text:style-name="T2">public</text:span><text:span text:style-name="T1"> void </text:span><text:span text:style-name="T18">validateInputForCardNumberShouldThrowExceptionWhenRightCheckNumberWithRoots</text:span><text:span text:style-name="T6">() {...<text:line-break/><text:line-break/></text:span><text:span text:style-name="T11">is there another way to check that an exception is not thrown?<text:line-break/></text:span></text:p>
        </text:list-item>
        <text:list-item>
          <text:p text:style-name="P2"><text:span text:style-name="T2">class </text:span><text:span text:style-name="T5">App<text:line-break/></text:span><text:span text:style-name="T12">Wanted to try to use</text:span><text:span text:style-name="T11"> System.console().readLine(), </text:span><text:span text:style-name="T12">but it didn’t work.<text:line-break/></text:span></text:p>
        </text:list-item>
        <text:list-item>
          <text:p text:style-name="P2"><text:span text:style-name="T11">I </text:span><text:span text:style-name="T12">know that names are too long, but let’s change them together :)</text:span></text:p>
          <text:p text:style-name="P3"/>
        </text:list-item>
        <text:list-item>
          <text:p text:style-name="P3"><text:span text:style-name="T15">When test resolver checks paying system, the number check doesn’t work – test passes if prefix is right, but last check number is wrong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be" fo:country="BY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e" fo:country="BY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>
      <style:text-properties fo:color="#8c8c8c" loext:opacity="100%" style:font-name="JetBrains Mono" fo:font-family="'JetBrains Mono'" style:font-family-generic="roman" style:font-pitch="variable" fo:font-size="10pt" fo:font-style="italic" fo:font-weight="normal" style:font-size-asian="10pt" style:font-style-asian="italic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4T20:17:38.703000000</meta:creation-date>
    <meta:generator>LibreOffice/7.1.4.2$Windows_X86_64 LibreOffice_project/a529a4fab45b75fefc5b6226684193eb000654f6</meta:generator>
    <dc:date>2021-09-14T20:50:48.283000000</dc:date>
    <meta:editing-duration>PT11M34S</meta:editing-duration>
    <meta:editing-cycles>3</meta:editing-cycles>
    <meta:document-statistic meta:table-count="0" meta:image-count="0" meta:object-count="0" meta:page-count="1" meta:paragraph-count="6" meta:word-count="115" meta:character-count="934" meta:non-whitespace-character-count="816"/>
  </office:meta>
</office:document-meta>
</file>